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0cm" svg:y="18.353cm">
            <draw:object draw:notify-on-update-of-ranges="Sheet1.G1:Sheet1.G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769cm" svg:y="17.955cm">
            <draw:object draw:notify-on-update-of-ranges="Sheet1.K1:Sheet1.K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34.775cm" svg:y="17.796cm">
            <draw:object draw:notify-on-update-of-ranges="Sheet1.M1:Sheet1.M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56.802cm" svg:y="19.229cm">
            <draw:object draw:notify-on-update-of-ranges="Sheet1.O1:Sheet1.O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4cm" svg:x="49.726cm" svg:y="8.5cm">
            <draw:object draw:notify-on-update-of-ranges="Sheet1.Q1:Sheet1.Q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44.182cm" svg:y="0.073cm">
            <draw:object draw:notify-on-update-of-ranges="Sheet1.Q1:Sheet1.Q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6345" calcext:value-type="float">
            <text:p>34163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546" calcext:value-type="float">
            <text:p>10546</text:p>
          </table:table-cell>
          <table:table-cell/>
          <table:table-cell office:value-type="float" office:value="149261" calcext:value-type="float">
            <text:p>149261</text:p>
          </table:table-cell>
          <table:table-cell/>
          <table:table-cell office:value-type="float" office:value="130189" calcext:value-type="float">
            <text:p>130189</text:p>
          </table:table-cell>
          <table:table-cell/>
          <table:table-cell office:value-type="float" office:value="2263552" calcext:value-type="float">
            <text:p>2263552</text:p>
          </table:table-cell>
          <table:table-cell/>
          <table:table-cell office:value-type="float" office:value="38622" calcext:value-type="float">
            <text:p>38622</text:p>
          </table:table-cell>
          <table:table-cell/>
          <table:table-cell office:value-type="float" office:value="334610" calcext:value-type="float">
            <text:p>334610</text:p>
          </table:table-cell>
          <table:table-cell/>
          <table:table-cell office:value-type="float" office:value="127613" calcext:value-type="float">
            <text:p>127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71236" calcext:value-type="float">
            <text:p>28712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057" calcext:value-type="float">
            <text:p>10057</text:p>
          </table:table-cell>
          <table:table-cell/>
          <table:table-cell office:value-type="float" office:value="244950" calcext:value-type="float">
            <text:p>244950</text:p>
          </table:table-cell>
          <table:table-cell/>
          <table:table-cell office:value-type="float" office:value="117407" calcext:value-type="float">
            <text:p>117407</text:p>
          </table:table-cell>
          <table:table-cell/>
          <table:table-cell office:value-type="float" office:value="2350087" calcext:value-type="float">
            <text:p>2350087</text:p>
          </table:table-cell>
          <table:table-cell/>
          <table:table-cell office:value-type="float" office:value="38553" calcext:value-type="float">
            <text:p>38553</text:p>
          </table:table-cell>
          <table:table-cell/>
          <table:table-cell office:value-type="float" office:value="347670" calcext:value-type="float">
            <text:p>347670</text:p>
          </table:table-cell>
          <table:table-cell/>
          <table:table-cell office:value-type="float" office:value="191733" calcext:value-type="float">
            <text:p>1917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14056" calcext:value-type="float">
            <text:p>24140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917" calcext:value-type="float">
            <text:p>9917</text:p>
          </table:table-cell>
          <table:table-cell/>
          <table:table-cell office:value-type="float" office:value="356285" calcext:value-type="float">
            <text:p>356285</text:p>
          </table:table-cell>
          <table:table-cell/>
          <table:table-cell office:value-type="float" office:value="134519" calcext:value-type="float">
            <text:p>134519</text:p>
          </table:table-cell>
          <table:table-cell/>
          <table:table-cell office:value-type="float" office:value="2986639" calcext:value-type="float">
            <text:p>2986639</text:p>
          </table:table-cell>
          <table:table-cell/>
          <table:table-cell office:value-type="float" office:value="37156" calcext:value-type="float">
            <text:p>37156</text:p>
          </table:table-cell>
          <table:table-cell/>
          <table:table-cell office:value-type="float" office:value="361917" calcext:value-type="float">
            <text:p>361917</text:p>
          </table:table-cell>
          <table:table-cell/>
          <table:table-cell office:value-type="float" office:value="120139" calcext:value-type="float">
            <text:p>1201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8083" calcext:value-type="float">
            <text:p>18880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848" calcext:value-type="float">
            <text:p>9848</text:p>
          </table:table-cell>
          <table:table-cell/>
          <table:table-cell office:value-type="float" office:value="344062" calcext:value-type="float">
            <text:p>344062</text:p>
          </table:table-cell>
          <table:table-cell/>
          <table:table-cell office:value-type="float" office:value="126556" calcext:value-type="float">
            <text:p>126556</text:p>
          </table:table-cell>
          <table:table-cell/>
          <table:table-cell office:value-type="float" office:value="2981889" calcext:value-type="float">
            <text:p>2981889</text:p>
          </table:table-cell>
          <table:table-cell/>
          <table:table-cell office:value-type="float" office:value="35759" calcext:value-type="float">
            <text:p>35759</text:p>
          </table:table-cell>
          <table:table-cell/>
          <table:table-cell office:value-type="float" office:value="367296" calcext:value-type="float">
            <text:p>367296</text:p>
          </table:table-cell>
          <table:table-cell/>
          <table:table-cell office:value-type="float" office:value="117973" calcext:value-type="float">
            <text:p>1179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18078" calcext:value-type="float">
            <text:p>16180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127" calcext:value-type="float">
            <text:p>10127</text:p>
          </table:table-cell>
          <table:table-cell/>
          <table:table-cell office:value-type="float" office:value="337915" calcext:value-type="float">
            <text:p>337915</text:p>
          </table:table-cell>
          <table:table-cell/>
          <table:table-cell office:value-type="float" office:value="144576" calcext:value-type="float">
            <text:p>144576</text:p>
          </table:table-cell>
          <table:table-cell/>
          <table:table-cell office:value-type="float" office:value="2830749" calcext:value-type="float">
            <text:p>2830749</text:p>
          </table:table-cell>
          <table:table-cell/>
          <table:table-cell office:value-type="float" office:value="36737" calcext:value-type="float">
            <text:p>36737</text:p>
          </table:table-cell>
          <table:table-cell/>
          <table:table-cell office:value-type="float" office:value="386432" calcext:value-type="float">
            <text:p>386432</text:p>
          </table:table-cell>
          <table:table-cell/>
          <table:table-cell office:value-type="float" office:value="97228" calcext:value-type="float">
            <text:p>972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88372" calcext:value-type="float">
            <text:p>30883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987" calcext:value-type="float">
            <text:p>9987</text:p>
          </table:table-cell>
          <table:table-cell/>
          <table:table-cell office:value-type="float" office:value="317311" calcext:value-type="float">
            <text:p>317311</text:p>
          </table:table-cell>
          <table:table-cell/>
          <table:table-cell office:value-type="float" office:value="130467" calcext:value-type="float">
            <text:p>130467</text:p>
          </table:table-cell>
          <table:table-cell/>
          <table:table-cell office:value-type="float" office:value="3426232" calcext:value-type="float">
            <text:p>3426232</text:p>
          </table:table-cell>
          <table:table-cell/>
          <table:table-cell office:value-type="float" office:value="35480" calcext:value-type="float">
            <text:p>35480</text:p>
          </table:table-cell>
          <table:table-cell/>
          <table:table-cell office:value-type="float" office:value="394324" calcext:value-type="float">
            <text:p>394324</text:p>
          </table:table-cell>
          <table:table-cell/>
          <table:table-cell office:value-type="float" office:value="98556" calcext:value-type="float">
            <text:p>98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4378" calcext:value-type="float">
            <text:p>30943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638" calcext:value-type="float">
            <text:p>9638</text:p>
          </table:table-cell>
          <table:table-cell/>
          <table:table-cell office:value-type="float" office:value="312911" calcext:value-type="float">
            <text:p>312911</text:p>
          </table:table-cell>
          <table:table-cell/>
          <table:table-cell office:value-type="float" office:value="134378" calcext:value-type="float">
            <text:p>134378</text:p>
          </table:table-cell>
          <table:table-cell/>
          <table:table-cell office:value-type="float" office:value="3789488" calcext:value-type="float">
            <text:p>3789488</text:p>
          </table:table-cell>
          <table:table-cell/>
          <table:table-cell office:value-type="float" office:value="34781" calcext:value-type="float">
            <text:p>34781</text:p>
          </table:table-cell>
          <table:table-cell/>
          <table:table-cell office:value-type="float" office:value="432248" calcext:value-type="float">
            <text:p>432248</text:p>
          </table:table-cell>
          <table:table-cell/>
          <table:table-cell office:value-type="float" office:value="103445" calcext:value-type="float">
            <text:p>103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54880" calcext:value-type="float">
            <text:p>275488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451" calcext:value-type="float">
            <text:p>8451</text:p>
          </table:table-cell>
          <table:table-cell/>
          <table:table-cell office:value-type="float" office:value="311933" calcext:value-type="float">
            <text:p>311933</text:p>
          </table:table-cell>
          <table:table-cell/>
          <table:table-cell office:value-type="float" office:value="125020" calcext:value-type="float">
            <text:p>125020</text:p>
          </table:table-cell>
          <table:table-cell/>
          <table:table-cell office:value-type="float" office:value="4501330" calcext:value-type="float">
            <text:p>4501330</text:p>
          </table:table-cell>
          <table:table-cell/>
          <table:table-cell office:value-type="float" office:value="34292" calcext:value-type="float">
            <text:p>34292</text:p>
          </table:table-cell>
          <table:table-cell/>
          <table:table-cell office:value-type="float" office:value="436298" calcext:value-type="float">
            <text:p>436298</text:p>
          </table:table-cell>
          <table:table-cell/>
          <table:table-cell office:value-type="float" office:value="95553" calcext:value-type="float">
            <text:p>955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53623" calcext:value-type="float">
            <text:p>27536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88" calcext:value-type="float">
            <text:p>9988</text:p>
          </table:table-cell>
          <table:table-cell/>
          <table:table-cell office:value-type="float" office:value="308790" calcext:value-type="float">
            <text:p>308790</text:p>
          </table:table-cell>
          <table:table-cell/>
          <table:table-cell office:value-type="float" office:value="129280" calcext:value-type="float">
            <text:p>129280</text:p>
          </table:table-cell>
          <table:table-cell/>
          <table:table-cell office:value-type="float" office:value="4799212" calcext:value-type="float">
            <text:p>4799212</text:p>
          </table:table-cell>
          <table:table-cell/>
          <table:table-cell office:value-type="float" office:value="35410" calcext:value-type="float">
            <text:p>35410</text:p>
          </table:table-cell>
          <table:table-cell/>
          <table:table-cell office:value-type="float" office:value="507816" calcext:value-type="float">
            <text:p>507816</text:p>
          </table:table-cell>
          <table:table-cell/>
          <table:table-cell office:value-type="float" office:value="98835" calcext:value-type="float">
            <text:p>9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93955" calcext:value-type="float">
            <text:p>41939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057" calcext:value-type="float">
            <text:p>10057</text:p>
          </table:table-cell>
          <table:table-cell/>
          <table:table-cell office:value-type="float" office:value="309558" calcext:value-type="float">
            <text:p>309558</text:p>
          </table:table-cell>
          <table:table-cell/>
          <table:table-cell office:value-type="float" office:value="128861" calcext:value-type="float">
            <text:p>128861</text:p>
          </table:table-cell>
          <table:table-cell/>
          <table:table-cell office:value-type="float" office:value="5453923" calcext:value-type="float">
            <text:p>5453923</text:p>
          </table:table-cell>
          <table:table-cell/>
          <table:table-cell office:value-type="float" office:value="34293" calcext:value-type="float">
            <text:p>34293</text:p>
          </table:table-cell>
          <table:table-cell/>
          <table:table-cell office:value-type="float" office:value="464654" calcext:value-type="float">
            <text:p>464654</text:p>
          </table:table-cell>
          <table:table-cell/>
          <table:table-cell office:value-type="float" office:value="98137" calcext:value-type="float">
            <text:p>981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68886" calcext:value-type="float">
            <text:p>30688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010" calcext:value-type="float">
            <text:p>9010</text:p>
          </table:table-cell>
          <table:table-cell/>
          <table:table-cell office:value-type="float" office:value="321572" calcext:value-type="float">
            <text:p>321572</text:p>
          </table:table-cell>
          <table:table-cell/>
          <table:table-cell office:value-type="float" office:value="136753" calcext:value-type="float">
            <text:p>136753</text:p>
          </table:table-cell>
          <table:table-cell/>
          <table:table-cell office:value-type="float" office:value="6085167" calcext:value-type="float">
            <text:p>6085167</text:p>
          </table:table-cell>
          <table:table-cell/>
          <table:table-cell office:value-type="float" office:value="35201" calcext:value-type="float">
            <text:p>35201</text:p>
          </table:table-cell>
          <table:table-cell/>
          <table:table-cell office:value-type="float" office:value="373721" calcext:value-type="float">
            <text:p>373721</text:p>
          </table:table-cell>
          <table:table-cell/>
          <table:table-cell office:value-type="float" office:value="103376" calcext:value-type="float">
            <text:p>1033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70646" calcext:value-type="float">
            <text:p>487064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708" calcext:value-type="float">
            <text:p>9708</text:p>
          </table:table-cell>
          <table:table-cell/>
          <table:table-cell office:value-type="float" office:value="321781" calcext:value-type="float">
            <text:p>321781</text:p>
          </table:table-cell>
          <table:table-cell/>
          <table:table-cell office:value-type="float" office:value="126067" calcext:value-type="float">
            <text:p>126067</text:p>
          </table:table-cell>
          <table:table-cell/>
          <table:table-cell office:value-type="float" office:value="6808743" calcext:value-type="float">
            <text:p>6808743</text:p>
          </table:table-cell>
          <table:table-cell/>
          <table:table-cell office:value-type="float" office:value="28984" calcext:value-type="float">
            <text:p>28984</text:p>
          </table:table-cell>
          <table:table-cell/>
          <table:table-cell office:value-type="float" office:value="386991" calcext:value-type="float">
            <text:p>386991</text:p>
          </table:table-cell>
          <table:table-cell/>
          <table:table-cell office:value-type="float" office:value="332478" calcext:value-type="float">
            <text:p>3324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39697" calcext:value-type="float">
            <text:p>36396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026" calcext:value-type="float">
            <text:p>24026</text:p>
          </table:table-cell>
          <table:table-cell/>
          <table:table-cell office:value-type="float" office:value="389810" calcext:value-type="float">
            <text:p>389810</text:p>
          </table:table-cell>
          <table:table-cell/>
          <table:table-cell office:value-type="float" office:value="179778" calcext:value-type="float">
            <text:p>179778</text:p>
          </table:table-cell>
          <table:table-cell/>
          <table:table-cell office:value-type="float" office:value="8081078" calcext:value-type="float">
            <text:p>8081078</text:p>
          </table:table-cell>
          <table:table-cell/>
          <table:table-cell office:value-type="float" office:value="47493" calcext:value-type="float">
            <text:p>47493</text:p>
          </table:table-cell>
          <table:table-cell/>
          <table:table-cell office:value-type="float" office:value="477785" calcext:value-type="float">
            <text:p>477785</text:p>
          </table:table-cell>
          <table:table-cell/>
          <table:table-cell office:value-type="float" office:value="140604" calcext:value-type="float">
            <text:p>140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58278" calcext:value-type="float">
            <text:p>255827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8368" calcext:value-type="float">
            <text:p>18368</text:p>
          </table:table-cell>
          <table:table-cell/>
          <table:table-cell office:value-type="float" office:value="390370" calcext:value-type="float">
            <text:p>390370</text:p>
          </table:table-cell>
          <table:table-cell/>
          <table:table-cell office:value-type="float" office:value="190254" calcext:value-type="float">
            <text:p>190254</text:p>
          </table:table-cell>
          <table:table-cell/>
          <table:table-cell office:value-type="float" office:value="9402304" calcext:value-type="float">
            <text:p>9402304</text:p>
          </table:table-cell>
          <table:table-cell/>
          <table:table-cell office:value-type="float" office:value="45677" calcext:value-type="float">
            <text:p>45677</text:p>
          </table:table-cell>
          <table:table-cell/>
          <table:table-cell office:value-type="float" office:value="477505" calcext:value-type="float">
            <text:p>477505</text:p>
          </table:table-cell>
          <table:table-cell/>
          <table:table-cell office:value-type="float" office:value="146961" calcext:value-type="float">
            <text:p>1469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03819" calcext:value-type="float">
            <text:p>32038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343" calcext:value-type="float">
            <text:p>16343</text:p>
          </table:table-cell>
          <table:table-cell/>
          <table:table-cell office:value-type="float" office:value="369066" calcext:value-type="float">
            <text:p>369066</text:p>
          </table:table-cell>
          <table:table-cell/>
          <table:table-cell office:value-type="float" office:value="149395" calcext:value-type="float">
            <text:p>149395</text:p>
          </table:table-cell>
          <table:table-cell/>
          <table:table-cell office:value-type="float" office:value="10505199" calcext:value-type="float">
            <text:p>10505199</text:p>
          </table:table-cell>
          <table:table-cell/>
          <table:table-cell office:value-type="float" office:value="60553" calcext:value-type="float">
            <text:p>60553</text:p>
          </table:table-cell>
          <table:table-cell/>
          <table:table-cell office:value-type="float" office:value="487144" calcext:value-type="float">
            <text:p>487144</text:p>
          </table:table-cell>
          <table:table-cell/>
          <table:table-cell office:value-type="float" office:value="114970" calcext:value-type="float">
            <text:p>1149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07336" calcext:value-type="float">
            <text:p>34073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086" calcext:value-type="float">
            <text:p>15086</text:p>
          </table:table-cell>
          <table:table-cell/>
          <table:table-cell office:value-type="float" office:value="363129" calcext:value-type="float">
            <text:p>363129</text:p>
          </table:table-cell>
          <table:table-cell/>
          <table:table-cell office:value-type="float" office:value="157986" calcext:value-type="float">
            <text:p>157986</text:p>
          </table:table-cell>
          <table:table-cell/>
          <table:table-cell office:value-type="float" office:value="11673258" calcext:value-type="float">
            <text:p>11673258</text:p>
          </table:table-cell>
          <table:table-cell/>
          <table:table-cell office:value-type="float" office:value="42115" calcext:value-type="float">
            <text:p>42115</text:p>
          </table:table-cell>
          <table:table-cell/>
          <table:table-cell office:value-type="float" office:value="502718" calcext:value-type="float">
            <text:p>502718</text:p>
          </table:table-cell>
          <table:table-cell/>
          <table:table-cell office:value-type="float" office:value="123073" calcext:value-type="float">
            <text:p>1230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75077" calcext:value-type="float">
            <text:p>287507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388" calcext:value-type="float">
            <text:p>14388</text:p>
          </table:table-cell>
          <table:table-cell/>
          <table:table-cell office:value-type="float" office:value="363130" calcext:value-type="float">
            <text:p>363130</text:p>
          </table:table-cell>
          <table:table-cell/>
          <table:table-cell office:value-type="float" office:value="147858" calcext:value-type="float">
            <text:p>147858</text:p>
          </table:table-cell>
          <table:table-cell/>
          <table:table-cell office:value-type="float" office:value="12748147" calcext:value-type="float">
            <text:p>12748147</text:p>
          </table:table-cell>
          <table:table-cell/>
          <table:table-cell office:value-type="float" office:value="41836" calcext:value-type="float">
            <text:p>41836</text:p>
          </table:table-cell>
          <table:table-cell/>
          <table:table-cell office:value-type="float" office:value="522344" calcext:value-type="float">
            <text:p>522344</text:p>
          </table:table-cell>
          <table:table-cell/>
          <table:table-cell office:value-type="float" office:value="113224" calcext:value-type="float">
            <text:p>1132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50555" calcext:value-type="float">
            <text:p>335055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225" calcext:value-type="float">
            <text:p>15225</text:p>
          </table:table-cell>
          <table:table-cell/>
          <table:table-cell office:value-type="float" office:value="362641" calcext:value-type="float">
            <text:p>362641</text:p>
          </table:table-cell>
          <table:table-cell/>
          <table:table-cell office:value-type="float" office:value="153306" calcext:value-type="float">
            <text:p>153306</text:p>
          </table:table-cell>
          <table:table-cell/>
          <table:table-cell office:value-type="float" office:value="13869271" calcext:value-type="float">
            <text:p>13869271</text:p>
          </table:table-cell>
          <table:table-cell/>
          <table:table-cell office:value-type="float" office:value="42744" calcext:value-type="float">
            <text:p>42744</text:p>
          </table:table-cell>
          <table:table-cell/>
          <table:table-cell office:value-type="float" office:value="522273" calcext:value-type="float">
            <text:p>522273</text:p>
          </table:table-cell>
          <table:table-cell/>
          <table:table-cell office:value-type="float" office:value="119790" calcext:value-type="float">
            <text:p>1197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93146" calcext:value-type="float">
            <text:p>329314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177" calcext:value-type="float">
            <text:p>14177</text:p>
          </table:table-cell>
          <table:table-cell/>
          <table:table-cell office:value-type="float" office:value="361663" calcext:value-type="float">
            <text:p>361663</text:p>
          </table:table-cell>
          <table:table-cell/>
          <table:table-cell office:value-type="float" office:value="137312" calcext:value-type="float">
            <text:p>137312</text:p>
          </table:table-cell>
          <table:table-cell/>
          <table:table-cell office:value-type="float" office:value="15085942" calcext:value-type="float">
            <text:p>15085942</text:p>
          </table:table-cell>
          <table:table-cell/>
          <table:table-cell office:value-type="float" office:value="40997" calcext:value-type="float">
            <text:p>40997</text:p>
          </table:table-cell>
          <table:table-cell/>
          <table:table-cell office:value-type="float" office:value="533238" calcext:value-type="float">
            <text:p>533238</text:p>
          </table:table-cell>
          <table:table-cell/>
          <table:table-cell office:value-type="float" office:value="164214" calcext:value-type="float">
            <text:p>1642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4107" calcext:value-type="float">
            <text:p>270410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457" calcext:value-type="float">
            <text:p>14457</text:p>
          </table:table-cell>
          <table:table-cell/>
          <table:table-cell office:value-type="float" office:value="362501" calcext:value-type="float">
            <text:p>362501</text:p>
          </table:table-cell>
          <table:table-cell/>
          <table:table-cell office:value-type="float" office:value="142481" calcext:value-type="float">
            <text:p>142481</text:p>
          </table:table-cell>
          <table:table-cell/>
          <table:table-cell office:value-type="float" office:value="16623961" calcext:value-type="float">
            <text:p>16623961</text:p>
          </table:table-cell>
          <table:table-cell/>
          <table:table-cell office:value-type="float" office:value="42464" calcext:value-type="float">
            <text:p>42464</text:p>
          </table:table-cell>
          <table:table-cell/>
          <table:table-cell office:value-type="float" office:value="536940" calcext:value-type="float">
            <text:p>536940</text:p>
          </table:table-cell>
          <table:table-cell/>
          <table:table-cell office:value-type="float" office:value="111827" calcext:value-type="float">
            <text:p>1118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15230" calcext:value-type="float">
            <text:p>68152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178" calcext:value-type="float">
            <text:p>14178</text:p>
          </table:table-cell>
          <table:table-cell/>
          <table:table-cell office:value-type="float" office:value="356913" calcext:value-type="float">
            <text:p>356913</text:p>
          </table:table-cell>
          <table:table-cell/>
          <table:table-cell office:value-type="float" office:value="152608" calcext:value-type="float">
            <text:p>152608</text:p>
          </table:table-cell>
          <table:table-cell/>
          <table:table-cell office:value-type="float" office:value="52634463" calcext:value-type="float">
            <text:p>52634463</text:p>
          </table:table-cell>
          <table:table-cell/>
          <table:table-cell office:value-type="float" office:value="40928" calcext:value-type="float">
            <text:p>40928</text:p>
          </table:table-cell>
          <table:table-cell/>
          <table:table-cell office:value-type="float" office:value="551607" calcext:value-type="float">
            <text:p>551607</text:p>
          </table:table-cell>
          <table:table-cell/>
          <table:table-cell office:value-type="float" office:value="119650" calcext:value-type="float">
            <text:p>1196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997767" calcext:value-type="float">
            <text:p>309977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387" calcext:value-type="float">
            <text:p>14387</text:p>
          </table:table-cell>
          <table:table-cell/>
          <table:table-cell office:value-type="float" office:value="348043" calcext:value-type="float">
            <text:p>348043</text:p>
          </table:table-cell>
          <table:table-cell/>
          <table:table-cell office:value-type="float" office:value="156170" calcext:value-type="float">
            <text:p>156170</text:p>
          </table:table-cell>
          <table:table-cell/>
          <table:table-cell office:value-type="float" office:value="221803711" calcext:value-type="float">
            <text:p>221803711</text:p>
          </table:table-cell>
          <table:table-cell/>
          <table:table-cell office:value-type="float" office:value="40927" calcext:value-type="float">
            <text:p>40927</text:p>
          </table:table-cell>
          <table:table-cell/>
          <table:table-cell office:value-type="float" office:value="572001" calcext:value-type="float">
            <text:p>572001</text:p>
          </table:table-cell>
          <table:table-cell/>
          <table:table-cell office:value-type="float" office:value="123351" calcext:value-type="float">
            <text:p>1233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77189777" calcext:value-type="float">
            <text:p>97718977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247" calcext:value-type="float">
            <text:p>14247</text:p>
          </table:table-cell>
          <table:table-cell/>
          <table:table-cell office:value-type="float" office:value="344551" calcext:value-type="float">
            <text:p>344551</text:p>
          </table:table-cell>
          <table:table-cell/>
          <table:table-cell office:value-type="float" office:value="153307" calcext:value-type="float">
            <text:p>153307</text:p>
          </table:table-cell>
          <table:table-cell/>
          <table:table-cell office:value-type="float" office:value="970846156" calcext:value-type="float">
            <text:p>970846156</text:p>
          </table:table-cell>
          <table:table-cell/>
          <table:table-cell office:value-type="float" office:value="42533" calcext:value-type="float">
            <text:p>42533</text:p>
          </table:table-cell>
          <table:table-cell/>
          <table:table-cell office:value-type="float" office:value="582058" calcext:value-type="float">
            <text:p>582058</text:p>
          </table:table-cell>
          <table:table-cell/>
          <table:table-cell office:value-type="float" office:value="120628" calcext:value-type="float">
            <text:p>1206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6752010" calcext:value-type="float">
            <text:p>3767520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339" calcext:value-type="float">
            <text:p>13339</text:p>
          </table:table-cell>
          <table:table-cell/>
          <table:table-cell office:value-type="float" office:value="342315" calcext:value-type="float">
            <text:p>342315</text:p>
          </table:table-cell>
          <table:table-cell/>
          <table:table-cell office:value-type="float" office:value="144855" calcext:value-type="float">
            <text:p>144855</text:p>
          </table:table-cell>
          <table:table-cell/>
          <table:table-cell office:value-type="float" office:value="2704296441" calcext:value-type="float">
            <text:p>2704296441</text:p>
          </table:table-cell>
          <table:table-cell/>
          <table:table-cell office:value-type="float" office:value="41835" calcext:value-type="float">
            <text:p>41835</text:p>
          </table:table-cell>
          <table:table-cell/>
          <table:table-cell office:value-type="float" office:value="604966" calcext:value-type="float">
            <text:p>604966</text:p>
          </table:table-cell>
          <table:table-cell/>
          <table:table-cell office:value-type="float" office:value="114761" calcext:value-type="float">
            <text:p>1147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10330136" calcext:value-type="float">
            <text:p>121033013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968" calcext:value-type="float">
            <text:p>13968</text:p>
          </table:table-cell>
          <table:table-cell/>
          <table:table-cell office:value-type="float" office:value="368508" calcext:value-type="float">
            <text:p>368508</text:p>
          </table:table-cell>
          <table:table-cell/>
          <table:table-cell office:value-type="float" office:value="153516" calcext:value-type="float">
            <text:p>153516</text:p>
          </table:table-cell>
          <table:table-cell/>
          <table:table-cell office:value-type="float" office:value="11274721346" calcext:value-type="float">
            <text:p>11274721346</text:p>
          </table:table-cell>
          <table:table-cell/>
          <table:table-cell office:value-type="float" office:value="40578" calcext:value-type="float">
            <text:p>40578</text:p>
          </table:table-cell>
          <table:table-cell/>
          <table:table-cell office:value-type="float" office:value="615651" calcext:value-type="float">
            <text:p>615651</text:p>
          </table:table-cell>
          <table:table-cell/>
          <table:table-cell office:value-type="float" office:value="119720" calcext:value-type="float">
            <text:p>1197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Multiplication Self</text:p>
          </table:table-cell>
          <table:table-cell/>
          <table:table-cell office:value-type="string" calcext:value-type="string">
            <text:p>Modulus Self</text:p>
          </table:table-cell>
          <table:table-cell/>
          <table:table-cell table:style-name="ce1" office:value-type="string" calcext:value-type="string">
            <text:p>Modulus Pow </text:p>
          </table:table-cell>
          <table:table-cell/>
          <table:table-cell office:value-type="float" office:value="41835" calcext:value-type="float">
            <text:p>41835</text:p>
          </table:table-cell>
          <table:table-cell/>
          <table:table-cell office:value-type="string" calcext:value-type="string">
            <text:p>Modulus Pow Testing</text:p>
          </table:table-cell>
          <table:table-cell/>
          <table:table-cell office:value-type="string" calcext:value-type="string">
            <text:p>Modulus Self</text:p>
          </table:table-cell>
        </table:table-row>
        <table:table-row table:style-name="ro1">
          <table:table-cell table:number-columns-repeated="12"/>
          <table:table-cell office:value-type="float" office:value="42463" calcext:value-type="float">
            <text:p>4246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7225" calcext:value-type="float">
            <text:p>3722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5664" calcext:value-type="float">
            <text:p>5566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1264" calcext:value-type="float">
            <text:p>5126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26720" calcext:value-type="float">
            <text:p>32672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13367" calcext:value-type="float">
            <text:p>21336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42198" calcext:value-type="float">
            <text:p>14219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46878" calcext:value-type="float">
            <text:p>14687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50230" calcext:value-type="float">
            <text:p>15023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55817" calcext:value-type="float">
            <text:p>15581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hift right by 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1:19:37.819700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30T18:46:50.837260613</meta:creation-date>
    <meta:editing-duration>P1DT6H18M1S</meta:editing-duration>
    <meta:editing-cycles>5</meta:editing-cycles>
    <meta:generator>LibreOffice/7.0.3.1$Linux_X86_64 LibreOffice_project/00$Build-1</meta:generator>
    <dc:date>2021-01-08T11:33:07.488965132</dc:date>
    <meta:document-statistic meta:table-count="1" meta:cell-count="26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69cm" svg:y="0.316cm" chart:style-name="ch2">
          <text:p>Multiplication Self</text:p>
        </chart:title>
        <chart:legend chart:legend-position="end" svg:x="13.708cm" svg:y="4.204cm" style:legend-expansion="high" chart:style-name="ch3"/>
        <chart:plot-area chart:style-name="ch4" table:cell-range-address="Sheet1.G1:Sheet1.G25" svg:x="0.319cm" svg:y="1.275cm" svg:width="13.07cm" svg:height="7.551cm">
          <chart:coordinate-region svg:x="1.681cm" svg:y="1.474cm" svg:width="11.521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G1:Sheet1.G25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9261">
                <text:p>149261</text:p>
                <draw:g>
                  <svg:desc>Sheet1.G1:Sheet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950">
                <text:p>2449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6285">
                <text:p>356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4062">
                <text:p>344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7915">
                <text:p>337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7311">
                <text:p>317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2911">
                <text:p>312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1933">
                <text:p>311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8790">
                <text:p>3087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558">
                <text:p>309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1572">
                <text:p>321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1781">
                <text:p>321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9810">
                <text:p>389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370">
                <text:p>3903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066">
                <text:p>369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3129">
                <text:p>363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3130">
                <text:p>3631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2641">
                <text:p>362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663">
                <text:p>3616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2501">
                <text:p>362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6913">
                <text:p>356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8043">
                <text:p>3480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4551">
                <text:p>344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2315">
                <text:p>342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8508">
                <text:p>368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12cm" svg:y="0.316cm" chart:style-name="ch2">
          <text:p>Modulo Pow</text:p>
        </chart:title>
        <chart:legend chart:legend-position="end" svg:x="13.735cm" svg:y="4.203cm" style:legend-expansion="high" chart:style-name="ch3"/>
        <chart:plot-area chart:style-name="ch4" table:cell-range-address="Sheet1.K1:Sheet1.K25" svg:x="0.319cm" svg:y="1.275cm" svg:width="13.097cm" svg:height="7.55cm">
          <chart:coordinate-region svg:x="2.422cm" svg:y="1.474cm" svg:width="10.623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1:Sheet1.K25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3552">
                <text:p>2263552</text:p>
                <draw:g>
                  <svg:desc>Sheet1.K1:Sheet1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50087">
                <text:p>2350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6639">
                <text:p>2986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1889">
                <text:p>2981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30749">
                <text:p>2830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26232">
                <text:p>3426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89488">
                <text:p>3789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1330">
                <text:p>45013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99212">
                <text:p>4799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53923">
                <text:p>5453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85167">
                <text:p>6085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08743">
                <text:p>68087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81078">
                <text:p>8081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02304">
                <text:p>9402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05199">
                <text:p>10505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673258">
                <text:p>116732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48147">
                <text:p>12748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69271">
                <text:p>13869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85942">
                <text:p>15085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23961">
                <text:p>16623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634463">
                <text:p>526344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803711">
                <text:p>2218037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0846156">
                <text:p>970846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04296441">
                <text:p>27042964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74721346">
                <text:p>11274721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421cm" svg:y="0.316cm" chart:style-name="ch2">
          <text:p>Shift RIght Self</text:p>
        </chart:title>
        <chart:legend chart:legend-position="end" svg:x="13.682cm" svg:y="4.204cm" style:legend-expansion="high" chart:style-name="ch3"/>
        <chart:plot-area chart:style-name="ch4" table:cell-range-address="Sheet1.M1:Sheet1.M25" svg:x="0.319cm" svg:y="1.275cm" svg:width="13.044cm" svg:height="7.551cm">
          <chart:coordinate-region svg:x="1.496cm" svg:y="1.474cm" svg:width="11.68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M1:Sheet1.M25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622">
                <text:p>38622</text:p>
                <draw:g>
                  <svg:desc>Sheet1.M1:Sheet1.M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53">
                <text:p>38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156">
                <text:p>37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59">
                <text:p>35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37">
                <text:p>36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80">
                <text:p>35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781">
                <text:p>34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92">
                <text:p>34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10">
                <text:p>354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93">
                <text:p>34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201">
                <text:p>35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984">
                <text:p>28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493">
                <text:p>47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677">
                <text:p>45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553">
                <text:p>60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115">
                <text:p>42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836">
                <text:p>41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744">
                <text:p>427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997">
                <text:p>40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464">
                <text:p>42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928">
                <text:p>40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927">
                <text:p>409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533">
                <text:p>42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835">
                <text:p>41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578">
                <text:p>405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708cm" svg:y="4.204cm" style:legend-expansion="high" chart:style-name="ch2"/>
        <chart:plot-area chart:style-name="ch3" table:cell-range-address="Sheet1.O1:Sheet1.O25" svg:x="0.319cm" svg:y="0.18cm" svg:width="13.07cm" svg:height="8.646cm">
          <chart:coordinate-region svg:x="1.681cm" svg:y="0.379cm" svg:width="11.52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1:Sheet1.O25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4610">
                <text:p>334610</text:p>
                <draw:g>
                  <svg:desc>Sheet1.O1:Sheet1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7670">
                <text:p>347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17">
                <text:p>361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296">
                <text:p>367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6432">
                <text:p>386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4324">
                <text:p>394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248">
                <text:p>432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6298">
                <text:p>436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7816">
                <text:p>507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4654">
                <text:p>464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3721">
                <text:p>373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6991">
                <text:p>386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7785">
                <text:p>477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7505">
                <text:p>477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7144">
                <text:p>487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2718">
                <text:p>5027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2344">
                <text:p>522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2273">
                <text:p>522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3238">
                <text:p>533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6940">
                <text:p>5369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1607">
                <text:p>5516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2001">
                <text:p>572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2058">
                <text:p>582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4966">
                <text:p>6049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5651">
                <text:p>6156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633cm" svg:y="0.316cm" chart:style-name="ch2">
          <text:p>Modulus Self</text:p>
        </chart:title>
        <chart:legend chart:legend-position="end" svg:x="13.708cm" svg:y="4.203cm" style:legend-expansion="high" chart:style-name="ch3"/>
        <chart:plot-area chart:style-name="ch4" table:cell-range-address="Sheet1.Q1:Sheet1.Q25" svg:x="0.319cm" svg:y="1.275cm" svg:width="13.07cm" svg:height="7.55cm">
          <chart:coordinate-region svg:x="1.681cm" svg:y="1.474cm" svg:width="11.708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Q1:Sheet1.Q2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613">
                <text:p>127613</text:p>
                <draw:g>
                  <svg:desc>Sheet1.Q1:Sheet1.Q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733">
                <text:p>191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139">
                <text:p>120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973">
                <text:p>117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228">
                <text:p>972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556">
                <text:p>98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445">
                <text:p>103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553">
                <text:p>95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835">
                <text:p>98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137">
                <text:p>98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376">
                <text:p>103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2478">
                <text:p>332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604">
                <text:p>140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961">
                <text:p>146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970">
                <text:p>1149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073">
                <text:p>123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224">
                <text:p>113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9790">
                <text:p>1197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214">
                <text:p>1642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827">
                <text:p>1118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650">
                <text:p>1196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351">
                <text:p>123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628">
                <text:p>120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761">
                <text:p>114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720">
                <text:p>1197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1.Q1:Sheet1.Q25" svg:x="0.32cm" svg:y="0.18cm" svg:width="13.07cm" svg:height="8.64cm">
          <chart:coordinate-region svg:x="1.682cm" svg:y="0.379cm" svg:width="11.5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Q1:Sheet1.Q25" chart:class="chart:scatter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613">
                <text:p>127613</text:p>
                <draw:g>
                  <svg:desc>Sheet1.Q1:Sheet1.Q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733">
                <text:p>191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139">
                <text:p>120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973">
                <text:p>117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228">
                <text:p>972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556">
                <text:p>98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445">
                <text:p>103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553">
                <text:p>95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835">
                <text:p>98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137">
                <text:p>98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376">
                <text:p>103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2478">
                <text:p>332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604">
                <text:p>140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961">
                <text:p>146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970">
                <text:p>1149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073">
                <text:p>123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224">
                <text:p>113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9790">
                <text:p>1197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214">
                <text:p>1642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827">
                <text:p>1118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650">
                <text:p>1196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351">
                <text:p>1233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628">
                <text:p>120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761">
                <text:p>114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720">
                <text:p>1197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